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" svg:font-family="'Angsana New'" style:font-pitch="variable"/>
    <style:font-face style:name="DejaVu Sans" svg:font-family="'DejaVu Sans'" style:font-pitch="variable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3" svg:font-family="'Angsana Ne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ngsana New1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Angsana New2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  <style:paragraph-properties style:writing-mode="lr-tb"/>
    </style:style>
    <style:style style:name="pr3" style:family="presentation" style:parent-style-name="Default-title">
      <style:graphic-properties fo:min-height="2.095cm"/>
      <style:paragraph-properties style:writing-mode="lr-tb"/>
    </style:style>
    <style:style style:name="pr4" style:family="presentation" style:parent-style-name="Default-outline1">
      <style:graphic-properties fo:min-height="12.102cm"/>
      <style:paragraph-properties style:writing-mode="lr-tb"/>
    </style:style>
    <style:style style:name="pr5" style:family="presentation" style:parent-style-name="Default-notes">
      <style:graphic-properties draw:fill-color="#ffffff" fo:min-height="11.381cm"/>
      <style:paragraph-properties style:writing-mode="lr-tb"/>
    </style:style>
    <style:style style:name="pr6" style:family="presentation" style:parent-style-name="Default-title" style:list-style-name="L2">
      <style:graphic-properties fo:min-height="2.095cm"/>
      <style:paragraph-properties style:writing-mode="lr-tb"/>
    </style:style>
    <style:style style:name="pr7" style:family="presentation" style:parent-style-name="Default-title">
      <style:graphic-properties fo:min-height="3.049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top="0.51cm" fo:margin-bottom="0cm">
        <style:tab-stops>
          <style:tab-stop style:position="0.95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9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10.048cm"/>
        </style:tab-stops>
      </style:paragraph-properties>
    </style:style>
    <style:style style:name="P10" style:family="paragraph">
      <style:paragraph-properties fo:margin-left="0.952cm" fo:margin-right="0cm" fo:margin-top="0.211cm" fo:margin-bottom="0cm" fo:line-height="100%" fo:text-align="center" fo:text-indent="-0.952cm" style:punctuation-wrap="hanging" style:line-break="strict">
        <style:tab-stops>
          <style:tab-stop style:position="10.048cm"/>
        </style:tab-stops>
      </style:paragraph-properties>
    </style:style>
    <style:style style:name="P11" style:family="paragraph">
      <style:paragraph-properties fo:margin-left="0.952cm" fo:margin-right="0cm" fo:margin-top="0.211cm" fo:margin-bottom="0cm" fo:line-height="100%" fo:text-align="center" fo:text-indent="-0.952cm" style:punctuation-wrap="hanging" style:line-break="strict" style:writing-mode="lr-tb">
        <style:tab-stops>
          <style:tab-stop style:position="10.048cm"/>
        </style:tab-stops>
      </style:paragraph-properties>
      <style:text-properties fo:font-size="36pt" style:text-underline-style="none" style:font-size-asian="36pt" style:font-size-complex="36pt"/>
    </style:style>
    <style:style style:name="P12" style:family="paragraph">
      <style:paragraph-properties fo:margin-top="0.61cm" fo:margin-bottom="0cm"/>
    </style:style>
    <style:style style:name="P13" style:family="paragraph">
      <style:paragraph-properties fo:margin-top="0.91cm" fo:margin-bottom="0cm"/>
    </style:style>
    <style:style style:name="P14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7.569cm"/>
        </style:tab-stops>
      </style:paragraph-properties>
    </style:style>
    <style:style style:name="P15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7.134cm"/>
          <style:tab-stop style:position="12.023cm"/>
          <style:tab-stop style:position="14.971cm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style:writing-mode="lr-tb"/>
      <style:text-properties style:font-name="Liberation Mono1" fo:font-size="22pt" style:font-size-asian="22pt" style:font-size-complex="22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80"/>
    </style:style>
    <style:style style:name="T6" style:family="text">
      <style:text-properties fo:color="#800080" fo:font-style="italic" style:font-style-asian="italic" style:font-style-complex="italic"/>
    </style:style>
    <style:style style:name="T7" style:family="text">
      <style:text-properties fo:color="#800080" fo:font-weight="bold" style:font-weight-asian="bold" style:font-weight-complex="bold"/>
    </style:style>
    <style:style style:name="T8" style:family="text">
      <style:text-properties fo:color="#800080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80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bold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font-style="normal" fo:text-shadow="none" style:text-underline-style="solid" style:text-underline-width="auto" style:text-underline-color="font-color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6pt" fo:font-style="normal" fo:text-shadow="none" style:text-underline-style="none" fo:font-weight="normal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80"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style:font-name="Liberation Mono1"/>
    </style:style>
    <style:style style:name="T18" style:family="text">
      <style:text-properties fo:color="#000080" style:font-name="Liberation Mono1"/>
    </style:style>
    <style:style style:name="T19" style:family="text">
      <style:text-properties fo:color="#000080" style:font-name="Liberation Mono1" fo:font-weight="bold" style:font-weight-asian="bold" style:font-weight-complex="bold"/>
    </style:style>
    <style:style style:name="T20" style:family="text">
      <style:text-properties fo:color="#000080" style:font-name="Times New Roman1" fo:font-size="32pt" fo:font-style="italic" style:font-size-asian="32pt" style:font-style-asian="italic" style:font-size-complex="32pt" style:font-style-complex="italic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000080" fo:font-size="26pt" style:font-size-asian="26pt" style:font-size-complex="26pt"/>
    </style:style>
    <style:style style:name="T23" style:family="text">
      <style:text-properties fo:color="#ff0000" style:font-name="Liberation Mono1"/>
    </style:style>
    <style:style style:name="T24" style:family="text">
      <style:text-properties style:font-name="Liberation Mono1" fo:font-style="italic" style:font-style-asian="italic" style:font-style-complex="italic"/>
    </style:style>
    <style:style style:name="T25" style:family="text">
      <style:text-properties style:font-name="Liberation Mono1" fo:font-size="22pt" style:font-size-asian="22pt" style:font-size-complex="22pt"/>
    </style:style>
    <style:style style:name="T26" style:family="text">
      <style:text-properties fo:color="#000080" style:font-name="Liberation Mono1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c9211e" style:font-name="Liberation Mono1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c9211e" style:font-name="Liberation Mono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9" style:family="text">
      <style:text-properties fo:color="#c9211e" style:font-name="Liberation Mono1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000000" style:font-name="Liberation Mono1" fo:font-size="22pt" style:font-size-asian="22pt" style:font-size-complex="22pt"/>
    </style:style>
    <style:style style:name="T31" style:family="text">
      <style:text-properties fo:color="#000000" style:font-name="Liberation Mono1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0000" style:font-name="Liberation Mono1" fo:font-size="22pt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Intro to Thai Personal Income Tax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<text:span text:style-name="T2">Simplified version that may appear on a programming quiz or exam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Thai Income Tax</text:p>
          </draw:text-box>
        </draw:frame>
        <draw:frame presentation:style-name="pr4" draw:text-style-name="P4" draw:layer="layout" svg:width="22.306cm" svg:height="12.352cm" svg:x="1.824cm" svg:y="3.904cm" presentation:class="outline" presentation:user-transformed="true">
          <draw:text-box>
            <text:list text:style-name="L2">
              <text:list-item>
                <text:p>Terminology</text:p>
              </text:list-item>
              <text:list-item>
                <text:p/>
              </text:list-item>
              <text:list-item>
                <text:p>Income - รายได้, includes</text:p>
              </text:list-item>
              <text:list-item>
                <text:p>wages (ค่าจ้าง), salary (เงินเดือน), interest (ดอกเบี้ย), dividends (เงินปันผล), and more</text:p>
              </text:list-item>
              <text:list-item>
                <text:p/>
              </text:list-item>
              <text:list-item>
                <text:p><text:span text:style-name="T3">Tax withheld</text:span> (ภาษีหัก ณ ที่จ่าย) - tax withheld by the source</text:p>
              </text:list-item>
              <text:list-item>
                <text:p><text:span text:style-name="T4">Salary (</text:span>เงินเดือน) - tax varies based on total income</text:p>
              </text:list-item>
              <text:list-item>
                <text:p text:style-name="P5"><text:span text:style-name="T4">I</text:span>nterest (ดอกเบี้ย) - may withhold 15% from some accounts</text:p>
              </text:list-item>
              <text:list-item>
                <text:p text:style-name="P5"><text:span text:style-name="T4">Dividend (</text:span>เงินปันผล) - TSD withholds 10%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Actual Income Tax Computation</text:p>
          </draw:text-box>
        </draw:frame>
        <draw:frame presentation:style-name="pr4" draw:text-style-name="P4" draw:layer="layout" svg:width="22.306cm" svg:height="14.399cm" svg:x="1.524cm" svg:y="3.889cm" presentation:class="outline" presentation:user-transformed="true">
          <draw:text-box>
            <text:list text:style-name="L2">
              <text:list-item>
                <text:p>Net taxable income (รายได้สุทธิ) =</text:p>
              </text:list-item>
              <text:list-item>
                <text:p/>
              </text:list-item>
              <text:list-item>
                <text:p><text:s/>Total income (may exclude interest &amp; dividends)</text:p>
              </text:list-item>
              <text:list-item>
                <text:p>- personal exemption <text:s text:c="2"/>60,000 Bt</text:p>
              </text:list-item>
              <text:list-item>
                <text:p/>
              </text:list-item>
              <text:list-item>
                <text:p><text:span text:style-name="T5">- expense allowance <text:s text:c="3"/>50% of wages/salary, max 100K</text:span></text:p>
              </text:list-item>
              <text:list-item>
                <text:p><text:span text:style-name="T5">- life insurance (</text:span><text:span text:style-name="T5">เบี้ยประกันชีวิต</text:span><text:span text:style-name="T5">)</text:span></text:p>
              </text:list-item>
              <text:list-item>
                <text:p><text:span text:style-name="T5">- social security (</text:span><text:span text:style-name="T5">เบี้ยประกันสังคม</text:span><text:span text:style-name="T5">)</text:span></text:p>
              </text:list-item>
              <text:list-item>
                <text:p><text:span text:style-name="T5">- Retirement Mutual Fund purchase (</text:span><text:span text:style-name="T5">กองทุนรวมเลี้ยงชีพ</text:span><text:span text:style-name="T5">)</text:span></text:p>
              </text:list-item>
              <text:list-item>
                <text:p><text:span text:style-name="T5">- Super Saver Fund (SSF) purchase</text:span></text:p>
              </text:list-item>
              <text:list-item>
                <text:p><text:span text:style-name="T5">- </text:span><text:span text:style-name="T6">many more</text:span> <text:s/></text:p>
              </text:list-item>
              <text:list-item>
                <text:p text:style-name="P7"><text:span text:style-name="T7">For the quiz, we will </text:span><text:span text:style-name="T8">omit</text:span><text:span text:style-name="T7"> all the colored deductions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Tax Rates</text:p>
          </draw:text-box>
        </draw:frame>
        <draw:frame presentation:style-name="pr4" draw:text-style-name="P4" draw:layer="layout" svg:width="21.956cm" svg:height="14.653cm" svg:x="1.874cm" svg:y="3.889cm" presentation:class="outline" presentation:user-transformed="true">
          <draw:text-box>
            <text:list text:style-name="L2">
              <text:list-item>
                <text:p><text:span text:style-name="T9">Interest Income</text:span>: <text:s text:c="2"/>15% tax. <text:s/><text:line-break/> <text:s/>For bank interest, if <text:span text:style-name="T10">total</text:span> is less than 20,000 Baht, then no tax.</text:p>
              </text:list-item>
              <text:list-item>
                <text:p text:style-name="P8"><text:span text:style-name="T9">Dividend Income</text:span>: 10% tax. <text:s/>Flat rate.</text:p>
              </text:list-item>
              <text:list-item>
                <text:p text:style-name="P8"><text:span text:style-name="T11">Ordinary Income</text:span><text:span text:style-name="T4"> (</text:span>ค่าจ้าง, เงินเดือน). After deductions the rates are...</text:p>
              </text:list-item>
              <text:list-item>
                <text:p text:style-name="P9"><text:span text:style-name="T12">รายได้สุทธิ</text:span><text:span text:style-name="T4"><text:tab/></text:span><text:span text:style-name="T12"><text:tab/></text:span><text:span text:style-name="T3">ภาษี</text:span></text:p>
              </text:list-item>
              <text:list-item>
                <text:p text:style-name="P9">0 - 150,000<text:tab/>0</text:p>
              </text:list-item>
              <text:list-item>
                <text:p text:style-name="P9">150,000 - 300,000<text:tab/>5%</text:p>
              </text:list-item>
              <text:list-item>
                <text:p text:style-name="P9">300,000 - 500,000<text:tab/>10%</text:p>
              </text:list-item>
              <text:list-item>
                <text:p text:style-name="P9">500,000 - 750,000<text:tab/>15%</text:p>
              </text:list-item>
              <text:list-item>
                <text:p text:style-name="P9">750,000 - 1M<text:tab/>20%</text:p>
              </text:list-item>
              <text:list-item>
                <text:p text:style-name="P9">1M - 2M<text:tab/>25%</text:p>
              </text:list-item>
              <text:list-item>
                <text:p text:style-name="P9">2M - 4M<text:tab/>30%</text:p>
              </text:list-item>
              <text:list-item>
                <text:p text:style-name="P9">&gt; 4M<text:tab/>35%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2.432cm" svg:height="2.355cm" svg:x="1.698cm" svg:y="0.722cm" presentation:class="title" presentation:user-transformed="true">
          <draw:text-box>
            <text:list text:style-name="L2">
              <text:list-item>
                <text:p text:style-name="P10"><text:span text:style-name="T13"><text:s/></text:span><text:span text:style-name="T13">ภาษีของรายได้สุทธิ</text:span><text:span text:style-name="T13">, </text:span><text:span text:style-name="T13">ดอกเบี้ย</text:span><text:span text:style-name="T13">, </text:span><text:span text:style-name="T13">และ <text:s/>เงินปันผล</text:span></text:p>
              </text:list-item>
            </text:list>
          </draw:text-box>
        </draw:frame>
        <draw:frame presentation:style-name="pr4" draw:text-style-name="P4" draw:layer="layout" svg:width="22.464cm" svg:height="12.352cm" svg:x="1.524cm" svg:y="3.889cm" presentation:class="outline" presentation:user-transformed="true">
          <draw:text-box>
            <text:list text:style-name="L2">
              <text:list-item>
                <text:p>Your Choice:</text:p>
              </text:list-item>
              <text:list-item>
                <text:p text:style-name="P12">1. Pay tax on interest at 15% and dividends at 10%, and <text:span text:style-name="T14">exclude</text:span><text:span text:style-name="T15"> them from calculation of tax on regular </text:span><text:span text:style-name="T15">income.</text:span></text:p>
              </text:list-item>
              <text:list-item>
                <text:p text:style-name="P12"><text:span text:style-name="T15">2. </text:span><text:span text:style-name="T14">Include</text:span><text:span text:style-name="T15"> interest and/or dividends in regular income and </text:span><text:span text:style-name="T15">use the regular tax formula (combined income).</text:span></text:p>
              </text:list-item>
              <text:list-item>
                <text:p><text:span text:style-name="T15"/></text:p>
              </text:list-item>
              <text:list-item>
                <text:p><text:span text:style-name="T16">Why?</text:span></text:p>
              </text:list-item>
              <text:list-item>
                <text:p><text:span text:style-name="T15">If your </text:span><text:span text:style-name="T3">total</text:span><text:span text:style-name="T15"> income is low (&lt; 500,000 Bt) you pay </text:span><text:span text:style-name="T3">less tax</text:span><text:span text:style-name="T15"> </text:span><text:span text:style-name="T15">by counting interest &amp; dividend as regular income. 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Simplified Tax Rules for Quiz</text:p>
          </draw:text-box>
        </draw:frame>
        <draw:frame presentation:style-name="pr4" draw:text-style-name="P4" draw:layer="layout" svg:width="22.306cm" svg:height="13.891cm" svg:x="1.524cm" svg:y="3.889cm" presentation:class="outline" presentation:user-transformed="true">
          <draw:text-box>
            <text:list text:style-name="L2">
              <text:list-item>
                <text:p>1. Only deduction is personal exemption (60,000). </text:p>
              </text:list-item>
              <text:list-item>
                <text:p/>
              </text:list-item>
              <text:list-item>
                <text:p>2. Only wages, interest, and dividend income types.</text:p>
              </text:list-item>
              <text:list-item>
                <text:p/>
              </text:list-item>
              <text:list-item>
                <text:p>Interest income tax: <text:s/>first 20,000 Baht is exempt from tax. Above that pays 15% tax.</text:p>
              </text:list-item>
              <text:list-item>
                <text:p text:style-name="P13">Dividend income tax: pay 10% tax on all dividends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4" draw:text-style-name="P4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Fatalai Jon earned:</text:p>
              </text:list-item>
              <text:list-item>
                <text:p><text:span text:style-name="T17"><text:s text:c="33"/></text:span><text:span text:style-name="T17">จำนวนเงิน <text:s text:c="2"/>ภาษีหัก ณ ที่จ่าย <text:s text:c="14"/></text:span></text:p>
              </text:list-item>
              <text:list-item>
                <text:p><text:span text:style-name="T17">Wages from KU <text:s/></text:span><text:span text:style-name="T18">320,000</text:span><text:span text:style-name="T17"> <text:s text:c="3"/>5,800</text:span></text:p>
              </text:list-item>
              <text:list-item>
                <text:p><text:span text:style-name="T17">Bank interest <text:s text:c="2"/>12,500 <text:s text:c="7"/>0</text:span></text:p>
              </text:list-item>
              <text:list-item>
                <text:p><text:span text:style-name="T17">Dividends <text:s text:c="6"/>30,000 <text:s text:c="3"/>3,000</text:span></text:p>
              </text:list-item>
              <text:list-item>
                <text:p><text:span text:style-name="T17"/></text:p>
              </text:list-item>
              <text:list-item>
                <text:p><text:span text:style-name="T17">Net Income <text:s text:c="4"/></text:span><text:span text:style-name="T18">320,000</text:span><text:span text:style-name="T17"> - 60,000 = 260,000</text:span></text:p>
              </text:list-item>
              <text:list-item>
                <text:p><text:span text:style-name="T17">Tax on Wages <text:s/>5%*(260000-150000) = <text:s/>5,500</text:span></text:p>
              </text:list-item>
              <text:list-item>
                <text:p><text:span text:style-name="T17">Tax on Interest (&lt;= 20,000) <text:s text:c="12"/>0</text:span></text:p>
              </text:list-item>
              <text:list-item>
                <text:p><text:span text:style-name="T17">Tax on Dividends <text:s/>10%*30,000 <text:s text:c="7"/>3,000</text:span></text:p>
              </text:list-item>
              <text:list-item>
                <text:p><text:span text:style-name="T18">Total Tax <text:s text:c="26"/></text:span><text:span text:style-name="T19">8,500</text:span></text:p>
              </text:list-item>
              <text:list-item>
                <text:p><text:span text:style-name="T19">Refund (8,800 tax paid - 8,500) <text:s text:c="6"/>300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86cm" svg:height="3.309cm" svg:x="1.27cm" svg:y="-0.232cm" presentation:class="title" presentation:user-transformed="true">
          <draw:text-box>
            <text:p><text:span text:style-name="T9">Include</text:span> Dividends as Ordinary Income</text:p>
          </draw:text-box>
        </draw:frame>
        <draw:frame presentation:style-name="pr4" draw:text-style-name="P4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Fatalai Jon can include dividends as regular income...</text:p>
              </text:list-item>
              <text:list-item>
                <text:p><text:span text:style-name="T17"><text:s text:c="33"/></text:span><text:span text:style-name="T17">จำนวนเงิน <text:s text:c="2"/>ภาษีหัก ณ ที่จ่าย <text:s text:c="14"/></text:span></text:p>
              </text:list-item>
              <text:list-item>
                <text:p><text:span text:style-name="T17">Wages from KU <text:s/>32</text:span><text:span text:style-name="T18">0,000</text:span><text:span text:style-name="T17"> <text:s text:c="3"/>5,800</text:span></text:p>
              </text:list-item>
              <text:list-item>
                <text:p><text:span text:style-name="T17">Bank interest <text:s text:c="2"/>12,500 <text:s text:c="7"/>0</text:span></text:p>
              </text:list-item>
              <text:list-item>
                <text:p><text:span text:style-name="T17">Dividends <text:s text:c="2"/>--&gt; </text:span><text:span text:style-name="T18">30,000</text:span><text:span text:style-name="T17"> <text:s text:c="3"/>3,000</text:span></text:p>
              </text:list-item>
              <text:list-item>
                <text:p><text:span text:style-name="T17">Regular income </text:span><text:span text:style-name="T19">350,000 including dividends</text:span></text:p>
              </text:list-item>
              <text:list-item>
                <text:p><text:span text:style-name="T17">Net Income <text:s text:c="4"/>350,000 - 60,000 = 290,000</text:span></text:p>
              </text:list-item>
              <text:list-item>
                <text:p><text:span text:style-name="T17">Tax on Income 5%*(290000-150000) = <text:s/>7,000</text:span></text:p>
              </text:list-item>
              <text:list-item>
                <text:p><text:span text:style-name="T17">Tax on Interest <text:s text:c="24"/>0</text:span></text:p>
              </text:list-item>
              <text:list-item>
                <text:p><text:span text:style-name="T18">Total Tax <text:s text:c="26"/></text:span><text:span text:style-name="T19">7,000</text:span></text:p>
              </text:list-item>
              <text:list-item>
                <text:p><text:span text:style-name="T19">Refund (8,800 - 7,000) <text:s text:c="13"/>1,800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Another Example</text:p>
          </draw:text-box>
        </draw:frame>
        <draw:frame presentation:style-name="pr4" draw:text-style-name="P4" draw:layer="layout" svg:width="22.86cm" svg:height="15.24cm" svg:x="1.524cm" svg:y="3.556cm" presentation:class="outline" presentation:user-transformed="true">
          <draw:text-box>
            <text:list text:style-name="L2">
              <text:list-item>
                <text:p>Taksin Shinawat earned:</text:p>
              </text:list-item>
              <text:list-item>
                <text:p><text:span text:style-name="T17"><text:s text:c="33"/></text:span><text:span text:style-name="T17">จำนวนเงิน <text:s text:c="10"/>ภาษีหัก ณ ที่จ่าย</text:span></text:p>
              </text:list-item>
              <text:list-item>
                <text:p><text:span text:style-name="T17">Salary <text:s text:c="9"/></text:span><text:span text:style-name="T18">8,000,000</text:span><text:span text:style-name="T17"> <text:s text:c="5"/>0</text:span></text:p>
              </text:list-item>
              <text:list-item>
                <text:p><text:span text:style-name="T17">Bank interest <text:s text:c="2"/>2,000,000 <text:s text:c="5"/>0</text:span></text:p>
              </text:list-item>
              <text:list-item>
                <text:p><text:span text:style-name="T17">Dividends <text:s text:c="6"/>6,000,000 <text:s text:c="5"/>0</text:span></text:p>
              </text:list-item>
              <text:list-item>
                <text:p><text:span text:style-name="T17"/></text:p>
              </text:list-item>
              <text:list-item>
                <text:p><text:span text:style-name="T17">Taxable Ordinary Income</text:span></text:p>
              </text:list-item>
              <text:list-item>
                <text:p><text:span text:style-name="T17">Salary <text:s text:c="14"/>8,000,000</text:span></text:p>
              </text:list-item>
              <text:list-item>
                <text:p><text:span text:style-name="T17">Personal Exemption <text:s text:c="2"/>- <text:s/>60,000</text:span></text:p>
              </text:list-item>
              <text:list-item>
                <text:p><text:span text:style-name="T17">Net Ordinary Income <text:s/></text:span><text:span text:style-name="T18">7,940,000</text:span></text:p>
              </text:list-item>
              <text:list-item>
                <text:p><text:span text:style-name="T18"/></text:p>
              </text:list-item>
              <text:list-item>
                <text:p text:style-name="P7"><text:span text:style-name="T17">What is the tax on </text:span><text:span text:style-name="T18">7,940,000?</text:span></text:p>
                <text:p><text:span text:style-name="T17"/></text:p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Taksin's Tax Computation</text:p>
          </draw:text-box>
        </draw:frame>
        <draw:frame presentation:style-name="pr4" draw:text-style-name="P4" draw:layer="layout" svg:width="22.306cm" svg:height="13.97cm" svg:x="1.524cm" svg:y="3.556cm" presentation:class="outline" presentation:user-transformed="true">
          <draw:text-box>
            <text:list text:style-name="L2">
              <text:list-item>
                <text:p><text:span text:style-name="T17">Net Income <text:s/>8,000,000 -60,000 = </text:span><text:span text:style-name="T18">7,940,000</text:span></text:p>
              </text:list-item>
              <text:list-item>
                <text:p><text:span text:style-name="T17"/></text:p>
              </text:list-item>
              <text:list-item>
                <text:p><text:span text:style-name="T17">Apply the tax formula for regular income:</text:span></text:p>
              </text:list-item>
              <text:list-item>
                <text:p><text:span text:style-name="T17"/></text:p>
              </text:list-item>
              <text:list-item>
                <text:p><text:span text:style-name="T17">Tax On Ordinary Income (</text:span><text:span text:style-name="T17">รายได้สุทธิ</text:span><text:span text:style-name="T17">) </text:span></text:p>
              </text:list-item>
            </text:list>
            <text:p><text:span text:style-name="T17"><text:s text:c="5"/></text:span><text:span text:style-name="T17">= <text:s text:c="2"/>5%*150,000 + 10%*200,000 </text:span></text:p>
            <text:list text:continue-numbering="true" text:style-name="L2">
              <text:list-item>
                <text:p><text:span text:style-name="T17"><text:s text:c="6"/></text:span><text:span text:style-name="T17">+ 15%*250,000 + 20%*250,000</text:span></text:p>
              </text:list-item>
              <text:list-item>
                <text:p><text:span text:style-name="T17"><text:s text:c="6"/></text:span><text:span text:style-name="T17">+ 25%*1,000,000 + 30%*2,000,000</text:span></text:p>
              </text:list-item>
              <text:list-item>
                <text:p><text:span text:style-name="T17"><text:s text:c="6"/></text:span><text:span text:style-name="T17">+ 35%*(</text:span><text:span text:style-name="T18">7,940,000</text:span><text:span text:style-name="T17"> - 4,000,000)</text:span></text:p>
              </text:list-item>
              <text:list-item>
                <text:p><text:span text:style-name="T17"><text:s text:c="4"/></text:span></text:p>
              </text:list-item>
              <text:list-item>
                <text:p text:style-name="P7"><text:span text:style-name="T20">we need a simpler tax formula!</text:span><text:span text:style-name="T17"> </text:span></text:p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Tax On Ordinary Income</text:p>
          </draw:text-box>
        </draw:frame>
        <draw:frame presentation:style-name="pr4" draw:text-style-name="P4" draw:layer="layout" svg:width="21.956cm" svg:height="14.653cm" svg:x="1.874cm" svg:y="3.889cm" presentation:class="outline" presentation:user-transformed="true">
          <draw:text-box>
            <text:list text:style-name="L2">
              <text:list-item>
                <text:p><text:span text:style-name="T4">Taxable Ordinary Income (</text:span>ค่าจ้าง, เงินเดือน)</text:p>
              </text:list-item>
              <text:list-item>
                <text:p text:style-name="P14"><text:span text:style-name="T12">รายได้สุทธิ</text:span><text:span text:style-name="T4"><text:tab/></text:span><text:span text:style-name="T12"><text:tab/></text:span><text:span text:style-name="T3">ภาษี <text:s text:c="18"/>ของจำนวนเงินที่เกิน</text:span></text:p>
              </text:list-item>
              <text:list-item>
                <text:p text:style-name="P15">0 - 150,000<text:tab/> <text:s text:c="3"/>0</text:p>
              </text:list-item>
              <text:list-item>
                <text:p text:style-name="P15">150,000 - 300,000<text:tab/> <text:s text:c="3"/>0 <text:tab/>+ 5%<text:tab/> <text:s text:c="2"/>150,000</text:p>
              </text:list-item>
              <text:list-item>
                <text:p text:style-name="P15">300,000 - 500,000<text:tab/> <text:s text:c="3"/>7,500<text:tab/>+ 10%<text:tab/> <text:s text:c="2"/>300,000</text:p>
              </text:list-item>
              <text:list-item>
                <text:p text:style-name="P15">500,000 - 750,000<text:tab/> <text:s/>27,500<text:tab/>+ 15%<text:tab/> <text:s text:c="2"/>500,000</text:p>
              </text:list-item>
              <text:list-item>
                <text:p text:style-name="P15">750,000 - 1M<text:tab/> <text:s/>65,000<text:tab/>+ 20%<text:tab/> <text:s text:c="2"/>750,000</text:p>
              </text:list-item>
              <text:list-item>
                <text:p text:style-name="P15">1M - 2M<text:tab/>115,000<text:tab/>+ 25%<text:tab/>1,000,000</text:p>
              </text:list-item>
              <text:list-item>
                <text:p text:style-name="P15">2M - 4M<text:tab/>365,000<text:tab/>+ 30%<text:tab/>2,000,000</text:p>
              </text:list-item>
              <text:list-item>
                <text:p text:style-name="P15">&gt; 4M<text:tab/>965,000<text:tab/>+ 35%<text:tab/>4,000,000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Example: <text:s/>Salary 1,200,000</text:p>
          </draw:text-box>
        </draw:frame>
        <draw:frame presentation:style-name="pr4" draw:text-style-name="P4" draw:layer="layout" svg:width="22.306cm" svg:height="13.129cm" svg:x="1.524cm" svg:y="3.889cm" presentation:class="outline" presentation:user-transformed="true">
          <draw:text-box>
            <text:list text:style-name="L2">
              <text:list-item>
                <text:p text:style-name="P16"><text:span text:style-name="T21">You earn </text:span><text:span text:style-name="T22">100,000/month</text:span><text:span text:style-name="T21"> as a software developer (if </text:span><text:span text:style-name="T21">you get "A" in ISP). What is your simplified income </text:span><text:span text:style-name="T21">tax?</text:span></text:p>
              </text:list-item>
              <text:list-item>
                <text:p/>
              </text:list-item>
              <text:list-item>
                <text:p>Net income = 12*100,000 - 60,000 (deduction) = 1,140,000</text:p>
              </text:list-item>
              <text:list-item>
                <text:p>Apply the tax formula for 1M &lt; income &lt;= 2M</text:p>
              </text:list-item>
              <text:list-item>
                <text:p/>
              </text:list-item>
              <text:list-item>
                <text:p text:style-name="P7"><text:span text:style-name="T17">Tax = 115,000 + 25%*140,000 = </text:span><text:span text:style-name="T23">150,000</text:span></text:p>
              </text:list-item>
              <text:list-item>
                <text:p/>
              </text:list-item>
              <text:list-item>
                <text:p text:style-name="P16"><text:span text:style-name="T2">In reality, you will have other deductions so your income </text:span><text:span text:style-name="T2">tax will be lower than this.</text:span>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606cm" svg:height="3.309cm" svg:x="1.524cm" svg:y="-0.232cm" presentation:class="title" presentation:user-transformed="true">
          <draw:text-box>
            <text:p>Exercise: <text:line-break/><text:span text:style-name="T2">What is Taksin's Income Tax?</text:span></text:p>
          </draw:text-box>
        </draw:frame>
        <draw:frame presentation:style-name="pr4" draw:text-style-name="P4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Taksin Shinawat earned:</text:p>
              </text:list-item>
              <text:list-item>
                <text:p><text:span text:style-name="T17"><text:s text:c="33"/></text:span><text:span text:style-name="T17">จำนวนเงิน <text:s text:c="10"/>ภาษีหัก ณ ที่จ่าย</text:span></text:p>
              </text:list-item>
              <text:list-item>
                <text:p><text:span text:style-name="T17">Salary <text:s text:c="9"/></text:span><text:span text:style-name="T18">8,000,000</text:span><text:span text:style-name="T17"> <text:s text:c="5"/>0</text:span></text:p>
              </text:list-item>
              <text:list-item>
                <text:p><text:span text:style-name="T17">Bank interest <text:s text:c="2"/>2,000,000 <text:s text:c="5"/>0</text:span></text:p>
              </text:list-item>
              <text:list-item>
                <text:p><text:span text:style-name="T17">Dividends <text:s text:c="6"/>6,000,000 <text:s text:c="5"/>0</text:span></text:p>
              </text:list-item>
              <text:list-item>
                <text:p><text:span text:style-name="T17"/></text:p>
              </text:list-item>
              <text:list-item>
                <text:p><text:span text:style-name="T17">Tax on ordinary income(7940000)= _________</text:span></text:p>
              </text:list-item>
              <text:list-item>
                <text:p><text:span text:style-name="T17">Tax on interest 15%*1,980,000 <text:s text:c="5"/>297,000</text:span></text:p>
              </text:list-item>
              <text:list-item>
                <text:p><text:span text:style-name="T17">Tax on dividend 10%*6,000,000 <text:s text:c="5"/>600,000</text:span></text:p>
              </text:list-item>
              <text:list-item>
                <text:p><text:span text:style-name="T17"/></text:p>
              </text:list-item>
              <text:list-item>
                <text:p><text:span text:style-name="T17">Total tax <text:s text:c="23"/></text:span><text:span text:style-name="T24">sum above</text:span></text:p>
              </text:list-item>
              <text:list-item>
                <text:p><text:span text:style-name="T17"/></text:p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Python <text:s/>.format( )</text:p>
          </draw:text-box>
        </draw:frame>
        <draw:frame presentation:style-name="pr4" draw:text-style-name="P17" draw:layer="layout" svg:width="23.622cm" svg:height="14.399cm" svg:x="1.016cm" svg:y="3.889cm" presentation:class="outline" presentation:user-transformed="true">
          <draw:text-box>
            <text:list text:style-name="L2">
              <text:list-item>
                <text:p><text:span text:style-name="T25">&gt;&gt;&gt; desc = "Net Taxable Income"</text:span></text:p>
              </text:list-item>
              <text:list-item>
                <text:p><text:span text:style-name="T25">&gt;&gt;&gt; amount = 7452,234</text:span></text:p>
              </text:list-item>
              <text:list-item>
                <text:p><text:span text:style-name="T25">&gt;&gt;&gt; </text:span><text:span text:style-name="T26">print(f"{desc:32} {amount:,.2f}")</text:span></text:p>
              </text:list-item>
              <text:list-item>
                <text:p><text:span text:style-name="T25">Net Taxable Income <text:s text:c="14"/>1,234,567.00</text:span></text:p>
              </text:list-item>
              <text:list-item>
                <text:p><text:span text:style-name="T25"/></text:p>
              </text:list-item>
              <text:list-item>
                <text:p><text:span text:style-name="T25">Same as:</text:span></text:p>
              </text:list-item>
              <text:list-item>
                <text:p><text:span text:style-name="T25">&gt;&gt;&gt; </text:span><text:span text:style-name="T26">print("{:32s} {:,.2f}".format(desc, amount))</text:span></text:p>
              </text:list-item>
              <text:list-item>
                <text:p><text:span text:style-name="T26"/></text:p>
              </text:list-item>
              <text:list-item>
                <text:p><text:span text:style-name="T27">Advantage of .format is it's </text:span><text:span text:style-name="T28">reusable</text:span></text:p>
              </text:list-item>
              <text:list-item>
                <text:p text:style-name="P5"><text:span text:style-name="T25">&gt;&gt;&gt; </text:span><text:span text:style-name="T29">fmt</text:span><text:span text:style-name="T25"> =</text:span><text:span text:style-name="T30"> </text:span><text:span text:style-name="T31">"{:32s} {:,.2f}"</text:span></text:p>
              </text:list-item>
              <text:list-item>
                <text:p text:style-name="P5"><text:span text:style-name="T32">&gt;&gt;&gt; print(</text:span><text:span text:style-name="T29">fmt</text:span><text:span text:style-name="T32">.format("Net Income", income))</text:span></text:p>
              </text:list-item>
              <text:list-item>
                <text:p text:style-name="P5"><text:span text:style-name="T32">&gt;&gt;&gt; print(</text:span><text:span text:style-name="T29">fmt</text:span><text:span text:style-name="T32">.format("Tax", income_tax))</text:span></text:p>
              </text:list-item>
              <text:list-item>
                <text:p text:style-name="P5"><text:span text:style-name="T32">&gt;&gt;&gt; print(</text:span><text:span text:style-name="T29">fmt</text:span><text:span text:style-name="T32">.format("Refund", tax_refund)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What is .format ?</text:p>
          </draw:text-box>
        </draw:frame>
        <draw:frame presentation:style-name="pr4" draw:text-style-name="P4" draw:layer="layout" svg:width="21.956cm" svg:height="12.352cm" svg:x="1.874cm" svg:y="3.889cm" presentation:class="outline">
          <draw:text-box>
            <text:list text:style-name="L2">
              <text:list-item>
                <text:p>1) Python built-in command</text:p>
              </text:list-item>
              <text:list-item>
                <text:p>2) A function</text:p>
              </text:list-item>
              <text:list-item>
                <text:p>3) A method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" svg:font-family="'Angsana New'" style:font-pitch="variable"/>
    <style:font-face style:name="DejaVu Sans" svg:font-family="'DejaVu Sans'" style:font-pitch="variable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3" svg:font-family="'Angsana Ne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ngsana New1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Angsana New2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Angsana New3" style:font-family-asian="'Angsana New'" style:font-family-generic-asian="roman" style:font-pitch-asian="variable" style:font-size-asian="28pt" style:font-style-asian="normal" style:font-weight-asian="normal" style:font-name-complex="Angsana New3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Angsana New3" style:font-family-asian="'Angsana New'" style:font-family-generic-asian="roman" style:font-pitch-asian="variable" style:font-size-asian="28pt" style:font-style-asian="normal" style:font-weight-asian="normal" style:font-name-complex="Angsana New3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 to Thai Personal Income Tax</dc:title>
    <meta:creation-date>2022-11-08T17:06:33.244375622</meta:creation-date>
    <meta:editing-cycles>10</meta:editing-cycles>
    <meta:editing-duration>PT2H53M59S</meta:editing-duration>
    <meta:generator>LibreOffice/6.4.7.2$Linux_X86_64 LibreOffice_project/40$Build-2</meta:generator>
    <dc:date>2022-11-22T15:11:17.483850947</dc:date>
    <meta:document-statistic meta:object-count="164"/>
  </office:meta>
</office:document-meta>
</file>